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95ef" officeooo:paragraph-rsid="001095ef"/>
    </style:style>
    <style:style style:name="P2" style:family="paragraph" style:parent-style-name="Standard">
      <style:text-properties officeooo:rsid="001095ef" officeooo:paragraph-rsid="001a5670"/>
    </style:style>
    <style:style style:name="P3" style:family="paragraph" style:parent-style-name="Standard">
      <style:text-properties fo:font-style="italic" style:text-underline-style="none" officeooo:rsid="001184d2" officeooo:paragraph-rsid="001184d2" style:font-style-asian="italic" style:font-style-complex="italic"/>
    </style:style>
    <style:style style:name="P4" style:family="paragraph" style:parent-style-name="Standard">
      <style:text-properties style:font-name="Liberation Serif" fo:font-style="normal" officeooo:paragraph-rsid="001184d2" style:font-style-asian="normal" style:font-style-complex="normal"/>
    </style:style>
    <style:style style:name="P5" style:family="paragraph" style:parent-style-name="Standard">
      <style:text-properties style:font-name="Liberation Serif" fo:font-style="normal" style:text-underline-style="solid" style:text-underline-width="auto" style:text-underline-color="font-color" officeooo:rsid="001339ee" officeooo:paragraph-rsid="001339ee" style:font-style-asian="normal" style:font-style-complex="normal"/>
    </style:style>
    <style:style style:name="P6" style:family="paragraph" style:parent-style-name="Standard">
      <style:text-properties style:font-name="Liberation Serif" fo:font-style="normal" style:text-underline-style="solid" style:text-underline-width="auto" style:text-underline-color="font-color" fo:font-weight="bold" officeooo:rsid="001339ee" officeooo:paragraph-rsid="001339ee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font-name="Liberation Serif" fo:font-style="normal" style:text-underline-style="none" officeooo:paragraph-rsid="001184d2" style:font-style-asian="normal" style:font-style-complex="normal"/>
    </style:style>
    <style:style style:name="P8" style:family="paragraph" style:parent-style-name="Standard">
      <style:text-properties style:font-name="Liberation Serif" fo:font-style="normal" style:text-underline-style="none" officeooo:paragraph-rsid="001339ee" style:font-style-asian="normal" style:font-style-complex="normal"/>
    </style:style>
    <style:style style:name="P9" style:family="paragraph" style:parent-style-name="Standard">
      <style:text-properties style:font-name="Liberation Serif" fo:font-style="normal" style:text-underline-style="none" officeooo:rsid="001339ee" officeooo:paragraph-rsid="001184d2" style:font-style-asian="normal" style:font-style-complex="normal"/>
    </style:style>
    <style:style style:name="P10" style:family="paragraph" style:parent-style-name="Standard">
      <style:text-properties style:font-name="Liberation Serif" fo:font-style="normal" style:text-underline-style="none" officeooo:rsid="001339ee" officeooo:paragraph-rsid="001339ee" style:font-style-asian="normal" style:font-style-complex="normal"/>
    </style:style>
    <style:style style:name="P11" style:family="paragraph" style:parent-style-name="Standard">
      <style:text-properties style:font-name="Liberation Serif" fo:font-style="normal" style:text-underline-style="none" fo:font-weight="bold" officeooo:rsid="001339ee" officeooo:paragraph-rsid="001184d2" style:font-style-asian="normal" style:font-weight-asian="bold" style:font-style-complex="normal" style:font-weight-complex="bold"/>
    </style:style>
    <style:style style:name="P12" style:family="paragraph" style:parent-style-name="Standard">
      <style:text-properties style:font-name="Liberation Serif" officeooo:rsid="001095ef" officeooo:paragraph-rsid="001095ef"/>
    </style:style>
    <style:style style:name="P13" style:family="paragraph" style:parent-style-name="Standard">
      <style:text-properties style:font-name="Liberation Serif" fo:font-size="12pt" officeooo:rsid="001095ef" officeooo:paragraph-rsid="001095ef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16e897" officeooo:paragraph-rsid="0016e897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17e106" officeooo:paragraph-rsid="0017e106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1a5670" officeooo:paragraph-rsid="001a5670" style:font-size-asian="12pt" style:font-size-complex="12pt"/>
    </style:style>
    <style:style style:name="P17" style:family="paragraph" style:parent-style-name="Standard">
      <style:text-properties style:font-name="Liberation Serif" fo:font-size="12pt" style:text-underline-style="solid" style:text-underline-width="auto" style:text-underline-color="font-color" officeooo:rsid="00154040" officeooo:paragraph-rsid="00154040" style:font-size-asian="12pt" style:font-size-complex="12pt"/>
    </style:style>
    <style:style style:name="P18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45582" officeooo:paragraph-rsid="00145582" style:font-size-asian="12pt" style:font-weight-asian="bold" style:font-size-complex="12pt" style:font-weight-complex="bold"/>
    </style:style>
    <style:style style:name="P19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54040" officeooo:paragraph-rsid="00154040" style:font-size-asian="12pt" style:font-weight-asian="bold" style:font-size-complex="12pt" style:font-weight-complex="bold"/>
    </style:style>
    <style:style style:name="P20" style:family="paragraph" style:parent-style-name="Standard">
      <style:text-properties style:font-name="Liberation Serif" fo:font-size="12pt" style:text-underline-style="none" officeooo:rsid="00145582" officeooo:paragraph-rsid="00145582" style:font-size-asian="12pt" style:font-size-complex="12pt"/>
    </style:style>
    <style:style style:name="P21" style:family="paragraph" style:parent-style-name="Standard">
      <style:text-properties style:font-name="Liberation Serif" fo:font-size="12pt" style:text-underline-style="none" officeooo:rsid="00154040" officeooo:paragraph-rsid="00154040" style:font-size-asian="12pt" style:font-size-complex="12pt"/>
    </style:style>
    <style:style style:name="P22" style:family="paragraph" style:parent-style-name="Standard">
      <style:text-properties style:font-name="Liberation Serif" fo:font-size="12pt" style:text-underline-style="none" officeooo:rsid="0016cabc" officeooo:paragraph-rsid="0016cabc" style:font-size-asian="12pt" style:font-size-complex="12pt"/>
    </style:style>
    <style:style style:name="P23" style:family="paragraph" style:parent-style-name="Standard">
      <style:text-properties style:font-name="Liberation Serif" fo:font-size="12pt" style:text-underline-style="none" officeooo:rsid="0016e897" officeooo:paragraph-rsid="0016e897" style:font-size-asian="12pt" style:font-size-complex="12pt"/>
    </style:style>
    <style:style style:name="P24" style:family="paragraph" style:parent-style-name="Standard">
      <style:text-properties style:font-name="Liberation Serif" fo:font-size="12pt" officeooo:rsid="001a5670" officeooo:paragraph-rsid="001a5670" style:font-size-asian="10.5pt" style:font-size-complex="12pt"/>
    </style:style>
    <style:style style:name="P25" style:family="paragraph" style:parent-style-name="Standard">
      <style:text-properties style:font-name="Liberation Serif" style:text-underline-style="solid" style:text-underline-width="auto" style:text-underline-color="font-color" fo:font-weight="bold" officeooo:rsid="001095ef" officeooo:paragraph-rsid="001095ef" style:font-weight-asian="bold" style:font-weight-complex="bold"/>
    </style:style>
    <style:style style:name="P26" style:family="paragraph" style:parent-style-name="Standard">
      <style:text-properties style:font-name="Liberation Serif" style:text-underline-style="solid" style:text-underline-width="auto" style:text-underline-color="font-color" fo:font-weight="bold" officeooo:rsid="001184d2" officeooo:paragraph-rsid="001184d2" style:font-weight-asian="bold" style:font-weight-complex="bold"/>
    </style:style>
    <style:style style:name="P27" style:family="paragraph" style:parent-style-name="Standard">
      <style:text-properties style:font-name="Liberation Serif" style:text-underline-style="none" officeooo:rsid="001184d2" officeooo:paragraph-rsid="001184d2"/>
    </style:style>
    <style:style style:name="P28" style:family="paragraph" style:parent-style-name="Standard">
      <style:text-properties style:font-name="Liberation Serif" fo:font-size="8pt" officeooo:rsid="001095ef" officeooo:paragraph-rsid="001095ef" style:font-size-asian="8pt" style:font-size-complex="8pt"/>
    </style:style>
    <style:style style:name="P29" style:family="paragraph" style:parent-style-name="Standard">
      <style:text-properties style:font-name="Liberation Serif" officeooo:rsid="00186cbd" officeooo:paragraph-rsid="00186cbd"/>
    </style:style>
    <style:style style:name="P30" style:family="paragraph" style:parent-style-name="Standard">
      <style:text-properties style:font-name="Liberation Serif" officeooo:rsid="001a5670" officeooo:paragraph-rsid="001a5670"/>
    </style:style>
    <style:style style:name="P31" style:family="paragraph" style:parent-style-name="Standard">
      <style:paragraph-properties fo:text-align="center" style:justify-single-word="false"/>
      <style:text-properties style:font-name="Liberation Serif" fo:font-size="16pt" officeooo:rsid="0010a4c5" officeooo:paragraph-rsid="0010a4c5" style:font-size-asian="16pt" style:font-size-complex="16pt"/>
    </style:style>
    <style:style style:name="P32" style:family="paragraph" style:parent-style-name="Standard">
      <style:text-properties style:font-name="Liberation Serif" fo:font-size="10pt" style:text-underline-style="none" officeooo:rsid="00154040" officeooo:paragraph-rsid="00154040" style:font-size-asian="10pt" style:font-size-complex="10pt"/>
    </style:style>
    <style:style style:name="P33" style:family="paragraph" style:parent-style-name="Standard">
      <style:text-properties style:font-name="Liberation Serif" fo:font-size="10pt" style:text-underline-style="none" officeooo:rsid="0016cabc" officeooo:paragraph-rsid="0016cabc" style:font-size-asian="10pt" style:font-size-complex="10pt"/>
    </style:style>
    <style:style style:name="P34" style:family="paragraph" style:parent-style-name="Standard">
      <style:text-properties style:font-name="Liberation Mono" fo:font-size="10pt" officeooo:rsid="001095ef" officeooo:paragraph-rsid="001095ef" style:font-size-asian="10pt" style:font-size-complex="10pt"/>
    </style:style>
    <style:style style:name="P35" style:family="paragraph" style:parent-style-name="Standard">
      <style:text-properties style:font-name="Liberation Mono" fo:font-size="10pt" officeooo:rsid="0017e106" officeooo:paragraph-rsid="0017e106" style:font-size-asian="10pt" style:font-size-complex="10pt"/>
    </style:style>
    <style:style style:name="P36" style:family="paragraph" style:parent-style-name="Standard">
      <style:text-properties style:font-name="Liberation Mono" fo:font-size="10pt" style:text-underline-style="none" officeooo:rsid="0016cabc" officeooo:paragraph-rsid="0016cabc" style:font-size-asian="10pt" style:font-size-complex="10pt"/>
    </style:style>
    <style:style style:name="P37" style:family="paragraph" style:parent-style-name="Standard">
      <style:text-properties style:font-name="Liberation Mono" fo:font-size="8pt" officeooo:rsid="00145582" officeooo:paragraph-rsid="00145582" style:font-size-asian="8pt" style:font-size-complex="8pt"/>
    </style:style>
    <style:style style:name="P38" style:family="paragraph" style:parent-style-name="Standard">
      <style:text-properties style:font-name="Liberation Mono" fo:font-size="8pt" officeooo:rsid="001095ef" officeooo:paragraph-rsid="001095ef" style:font-size-asian="8pt" style:font-size-complex="8pt"/>
    </style:style>
    <style:style style:name="P39" style:family="paragraph" style:parent-style-name="Standard">
      <style:text-properties style:font-name="Liberation Mono" fo:font-size="8pt" officeooo:rsid="00186cbd" officeooo:paragraph-rsid="00186cbd" style:font-size-asian="8pt" style:font-size-complex="8pt"/>
    </style:style>
    <style:style style:name="P40" style:family="paragraph" style:parent-style-name="Standard">
      <style:text-properties style:font-name="Liberation Mono" fo:font-size="8pt" officeooo:rsid="001a5670" officeooo:paragraph-rsid="001a5670" style:font-size-asian="8pt" style:font-size-complex="8pt"/>
    </style:style>
    <style:style style:name="P41" style:family="paragraph" style:parent-style-name="Standard">
      <style:text-properties style:font-name="Liberation Mono" fo:font-size="8pt" officeooo:rsid="001f61e0" officeooo:paragraph-rsid="00186cbd" style:font-size-asian="8pt" style:font-size-complex="8pt"/>
    </style:style>
    <style:style style:name="P42" style:family="paragraph" style:parent-style-name="Standard">
      <style:text-properties style:font-name="Liberation Mono" fo:font-size="8pt" style:text-underline-style="none" officeooo:rsid="0016cabc" officeooo:paragraph-rsid="0016cabc" style:font-size-asian="8pt" style:font-size-complex="8pt"/>
    </style:style>
    <style:style style:name="P43" style:family="paragraph" style:parent-style-name="Standard">
      <style:text-properties style:font-name="Liberation Mono" fo:font-size="8pt" style:text-underline-style="none" officeooo:rsid="0016e897" officeooo:paragraph-rsid="0016e897" style:font-size-asian="8pt" style:font-size-complex="8pt"/>
    </style:style>
    <style:style style:name="P44" style:family="paragraph" style:parent-style-name="Standard">
      <style:text-properties fo:font-size="12pt" officeooo:rsid="001095ef" officeooo:paragraph-rsid="001095ef" style:font-size-asian="12pt" style:font-size-complex="12pt"/>
    </style:style>
    <style:style style:name="P45" style:family="paragraph" style:parent-style-name="Standard">
      <style:text-properties officeooo:paragraph-rsid="00145582"/>
    </style:style>
    <style:style style:name="P46" style:family="paragraph" style:parent-style-name="Standard">
      <style:text-properties officeooo:rsid="00154040" officeooo:paragraph-rsid="00154040"/>
    </style:style>
    <style:style style:name="P47" style:family="paragraph" style:parent-style-name="Standard">
      <style:text-properties officeooo:paragraph-rsid="00154040"/>
    </style:style>
    <style:style style:name="P48" style:family="paragraph" style:parent-style-name="Standard">
      <style:text-properties officeooo:rsid="0010a4c5" officeooo:paragraph-rsid="0010a4c5"/>
    </style:style>
    <style:style style:name="P49" style:family="paragraph" style:parent-style-name="Standard">
      <style:text-properties officeooo:rsid="00186cbd" officeooo:paragraph-rsid="00186cbd"/>
    </style:style>
    <style:style style:name="P50" style:family="paragraph" style:parent-style-name="Standard">
      <style:text-properties officeooo:rsid="001a5670" officeooo:paragraph-rsid="001a5670"/>
    </style:style>
    <style:style style:name="P51" style:family="paragraph" style:parent-style-name="Standard">
      <style:paragraph-properties fo:text-align="center" style:justify-single-word="false"/>
      <style:text-properties style:font-name="DejaVu Sans" fo:font-size="20pt" style:text-underline-style="solid" style:text-underline-width="auto" style:text-underline-color="font-color" officeooo:rsid="0010a4c5" officeooo:paragraph-rsid="0010a4c5" style:font-size-asian="20pt" style:font-size-complex="20pt"/>
    </style:style>
    <style:style style:name="P52" style:family="paragraph" style:parent-style-name="Standard">
      <style:paragraph-properties fo:text-align="center" style:justify-single-word="false"/>
      <style:text-properties style:font-name="DejaVu Sans" fo:font-size="16pt" officeooo:rsid="0010a4c5" officeooo:paragraph-rsid="0010a4c5" style:font-size-asian="16pt" style:font-size-complex="16pt"/>
    </style:style>
    <style:style style:name="P53" style:family="paragraph" style:parent-style-name="Standard">
      <style:text-properties style:font-name="FreeMono" fo:font-style="normal" style:text-underline-style="none" officeooo:rsid="001184d2" officeooo:paragraph-rsid="001184d2" style:font-style-asian="normal" style:font-style-complex="normal"/>
    </style:style>
    <style:style style:name="P54" style:family="paragraph" style:parent-style-name="Standard">
      <style:text-properties style:font-name="FreeMono" fo:font-style="normal" style:text-underline-style="none" officeooo:rsid="001339ee" officeooo:paragraph-rsid="001184d2" style:font-style-asian="normal" style:font-style-complex="normal"/>
    </style:style>
    <style:style style:name="P55" style:family="paragraph" style:parent-style-name="Standard">
      <style:text-properties style:font-name="FreeMono" fo:font-style="normal" style:text-underline-style="none" officeooo:paragraph-rsid="0021d62b" style:font-style-asian="normal" style:font-style-complex="normal"/>
    </style:style>
    <style:style style:name="P56" style:family="paragraph" style:parent-style-name="Standard">
      <style:text-properties style:font-name="FreeMono" fo:font-style="italic" style:text-underline-style="none" officeooo:rsid="001184d2" officeooo:paragraph-rsid="001184d2" style:font-style-asian="italic" style:font-style-complex="italic"/>
    </style:style>
    <style:style style:name="P57" style:family="paragraph" style:parent-style-name="Standard">
      <style:text-properties style:font-name="FreeMono" fo:font-size="10pt" officeooo:rsid="001095ef" officeooo:paragraph-rsid="001095ef" style:font-size-asian="10pt" style:font-size-complex="10pt"/>
    </style:style>
    <style:style style:name="P58" style:family="paragraph" style:parent-style-name="Standard">
      <style:text-properties style:font-name="FreeMono" fo:font-size="12pt" style:text-underline-style="none" officeooo:rsid="00154040" officeooo:paragraph-rsid="00154040" style:font-size-asian="12pt" style:font-size-complex="12pt"/>
    </style:style>
    <style:style style:name="P59" style:family="paragraph" style:parent-style-name="Standard">
      <style:text-properties style:font-name="FreeMono" fo:font-size="12pt" style:text-underline-style="none" officeooo:rsid="0016cabc" officeooo:paragraph-rsid="0016cabc" style:font-size-asian="12pt" style:font-size-complex="12pt"/>
    </style:style>
    <style:style style:name="P60" style:family="paragraph" style:parent-style-name="Standard">
      <style:text-properties style:font-name="FreeMono" fo:font-size="12pt" style:text-underline-style="none" officeooo:rsid="0016e897" officeooo:paragraph-rsid="0016e897" style:font-size-asian="12pt" style:font-size-complex="12pt"/>
    </style:style>
    <style:style style:name="P61" style:family="paragraph" style:parent-style-name="Standard">
      <style:text-properties style:font-name="FreeMono" fo:font-size="12pt" officeooo:rsid="0017e106" officeooo:paragraph-rsid="0017e106" style:font-size-asian="12pt" style:font-size-complex="12pt"/>
    </style:style>
    <style:style style:name="P62" style:family="paragraph" style:parent-style-name="Standard">
      <style:text-properties style:font-name="FreeMono" fo:font-size="12pt" officeooo:rsid="001a5670" officeooo:paragraph-rsid="001a5670" style:font-size-asian="10.5pt" style:font-size-complex="12pt"/>
    </style:style>
    <style:style style:name="P63" style:family="paragraph" style:parent-style-name="Standard">
      <style:text-properties style:font-name="FreeMono" officeooo:rsid="001a5670" officeooo:paragraph-rsid="001a5670"/>
    </style:style>
    <style:style style:name="P64" style:family="paragraph" style:parent-style-name="Standard">
      <style:text-properties officeooo:paragraph-rsid="0021d62b"/>
    </style:style>
    <style:style style:name="P65" style:family="paragraph" style:parent-style-name="Standard">
      <style:paragraph-properties fo:break-before="page" style:border-line-width-bottom="0.012cm 0.012cm 0.012cm" fo:padding="0.074cm" fo:border-left="none" fo:border-right="none" fo:border-top="none" fo:border-bottom="1.05pt double #000000" style:join-border="false"/>
      <style:text-properties officeooo:rsid="0010a4c5" officeooo:paragraph-rsid="0010a4c5"/>
    </style:style>
    <style:style style:name="P66" style:family="paragraph" style:parent-style-name="Preformatted_20_Text">
      <style:text-properties style:font-name="Liberation Mono" fo:font-size="10pt" officeooo:rsid="001095ef" officeooo:paragraph-rsid="001095ef" style:font-size-asian="10pt" style:font-size-complex="10pt"/>
    </style:style>
    <style:style style:name="P67" style:family="paragraph" style:parent-style-name="Preformatted_20_Text">
      <style:text-properties style:font-name="Liberation Mono" fo:font-size="8pt" fo:font-style="normal" style:text-underline-style="none" officeooo:paragraph-rsid="001095ef" style:font-size-asian="8pt" style:font-style-asian="normal" style:font-size-complex="8pt" style:font-style-complex="normal"/>
    </style:style>
    <style:style style:name="P68" style:family="paragraph" style:parent-style-name="Preformatted_20_Text">
      <style:text-properties style:font-name="Liberation Mono" fo:font-size="8pt" style:font-size-asian="8pt" style:font-size-complex="8pt"/>
    </style:style>
    <style:style style:name="P69" style:family="paragraph" style:parent-style-name="Preformatted_20_Text">
      <style:text-properties fo:color="#6666ff" style:font-name="Liberation Mono" fo:font-size="8pt" style:font-size-asian="8pt" style:font-size-complex="8pt"/>
    </style:style>
    <style:style style:name="P70" style:family="paragraph" style:parent-style-name="Preformatted_20_Text">
      <style:paragraph-properties fo:margin-top="0cm" fo:margin-bottom="0.499cm" loext:contextual-spacing="false"/>
      <style:text-properties style:font-name="Liberation Serif" fo:font-size="12pt" style:font-size-asian="12pt" style:font-size-complex="12pt"/>
    </style:style>
    <style:style style:name="P71" style:family="paragraph" style:parent-style-name="Preformatted_20_Text">
      <style:paragraph-properties fo:margin-top="0cm" fo:margin-bottom="0.499cm" loext:contextual-spacing="false"/>
      <style:text-properties style:font-name="Liberation Mono" fo:font-size="10pt" style:font-size-asian="10pt" style:font-size-complex="10pt"/>
    </style:style>
    <style:style style:name="P72" style:family="paragraph" style:parent-style-name="Preformatted_20_Text">
      <style:paragraph-properties fo:margin-top="0cm" fo:margin-bottom="0.499cm" loext:contextual-spacing="false"/>
      <style:text-properties style:font-name="FreeMono" fo:font-size="12pt" style:font-size-asian="12pt" style:font-size-complex="12pt"/>
    </style:style>
    <style:style style:name="P73" style:family="paragraph" style:parent-style-name="Preformatted_20_Text">
      <style:paragraph-properties fo:margin-top="0cm" fo:margin-bottom="0.499cm" loext:contextual-spacing="false"/>
      <style:text-properties fo:color="#6666ff" style:font-name="Liberation Mono" fo:font-size="8pt" style:font-size-asian="8pt" style:font-size-complex="8pt"/>
    </style:style>
    <style:style style:name="P74" style:family="paragraph" style:parent-style-name="Text_20_body">
      <style:text-properties fo:font-style="normal" style:text-underline-style="none" officeooo:rsid="001095ef" officeooo:paragraph-rsid="001095ef" style:font-style-asian="normal" style:font-style-complex="normal"/>
    </style:style>
    <style:style style:name="P75" style:family="paragraph" style:parent-style-name="Standard">
      <style:text-properties style:font-name="Liberation Mono" fo:font-size="8pt" officeooo:rsid="00145582" officeooo:paragraph-rsid="0023bc4f" style:font-size-asian="8pt" style:font-size-complex="8pt"/>
    </style:style>
    <style:style style:name="P76" style:family="paragraph" style:parent-style-name="Standard">
      <style:text-properties officeooo:paragraph-rsid="0023bc4f"/>
    </style:style>
    <style:style style:name="P77" style:family="paragraph" style:parent-style-name="Standard">
      <style:text-properties officeooo:paragraph-rsid="0016cabc"/>
    </style:style>
    <style:style style:name="P78" style:family="paragraph" style:parent-style-name="Standard">
      <style:text-properties officeooo:paragraph-rsid="00186cbd"/>
    </style:style>
    <style:style style:name="P79" style:family="paragraph" style:parent-style-name="Standard">
      <style:text-properties officeooo:paragraph-rsid="0010a4c5"/>
    </style:style>
    <style:style style:name="P80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184d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184d2"/>
    </style:style>
    <style:style style:name="T5" style:family="text">
      <style:text-properties style:text-underline-style="none" officeooo:rsid="001339ee"/>
    </style:style>
    <style:style style:name="T6" style:family="text">
      <style:text-properties style:text-underline-style="none" officeooo:rsid="0017e106"/>
    </style:style>
    <style:style style:name="T7" style:family="text">
      <style:text-properties style:font-name="FreeMono"/>
    </style:style>
    <style:style style:name="T8" style:family="text">
      <style:text-properties style:font-name="FreeMono" style:text-underline-style="none" officeooo:rsid="001184d2"/>
    </style:style>
    <style:style style:name="T9" style:family="text">
      <style:text-properties style:font-name="FreeMono" fo:font-size="12pt" style:text-underline-style="none" style:font-size-asian="12pt" style:font-size-complex="12pt"/>
    </style:style>
    <style:style style:name="T10" style:family="text">
      <style:text-properties style:font-name="FreeMono" fo:font-size="12pt" style:text-underline-style="none" officeooo:rsid="00154040" style:font-size-asian="12pt" style:font-size-complex="12pt"/>
    </style:style>
    <style:style style:name="T11" style:family="text">
      <style:text-properties style:font-name="FreeMono" fo:font-size="12pt" style:font-size-asian="12pt" style:font-size-complex="12pt"/>
    </style:style>
    <style:style style:name="T12" style:family="text">
      <style:text-properties style:font-name="FreeMono" fo:font-size="12pt" officeooo:rsid="0017e106" style:font-size-asian="12pt" style:font-size-complex="12pt"/>
    </style:style>
    <style:style style:name="T13" style:family="text">
      <style:text-properties style:font-name="FreeMono" officeooo:rsid="001f61e0"/>
    </style:style>
    <style:style style:name="T14" style:family="text">
      <style:text-properties style:font-name="FreeMono" officeooo:rsid="00215132"/>
    </style:style>
    <style:style style:name="T15" style:family="text">
      <style:text-properties style:font-name="FreeMono" fo:font-style="normal" style:text-underline-style="none" style:font-style-asian="normal" style:font-style-complex="normal"/>
    </style:style>
    <style:style style:name="T16" style:family="text">
      <style:text-properties style:font-name="FreeMono" fo:font-style="normal" style:text-underline-style="none" officeooo:rsid="00137f9f" style:font-style-asian="normal" style:font-style-complex="normal"/>
    </style:style>
    <style:style style:name="T17" style:family="text">
      <style:text-properties fo:font-style="italic" style:text-underline-style="none" officeooo:rsid="001184d2" style:font-style-asian="italic" style:font-style-complex="italic"/>
    </style:style>
    <style:style style:name="T18" style:family="text">
      <style:text-properties officeooo:rsid="00137f9f"/>
    </style:style>
    <style:style style:name="T19" style:family="text">
      <style:text-properties style:font-name="Liberation Serif" fo:font-size="12pt" style:text-underline-style="none" style:font-size-asian="12pt" style:font-size-complex="12pt"/>
    </style:style>
    <style:style style:name="T20" style:family="text">
      <style:text-properties style:font-name="Liberation Serif" fo:font-size="12pt" style:text-underline-style="none" officeooo:rsid="00145582" style:font-size-asian="12pt" style:font-size-complex="12pt"/>
    </style:style>
    <style:style style:name="T21" style:family="text">
      <style:text-properties officeooo:rsid="00186cbd"/>
    </style:style>
    <style:style style:name="T22" style:family="text">
      <style:text-properties officeooo:rsid="001a5670"/>
    </style:style>
    <style:style style:name="T23" style:family="text">
      <style:text-properties fo:color="#000000"/>
    </style:style>
    <style:style style:name="T24" style:family="text">
      <style:text-properties fo:color="#6666ff"/>
    </style:style>
    <style:style style:name="T25" style:family="text">
      <style:text-properties fo:color="#00cc33"/>
    </style:style>
    <style:style style:name="T26" style:family="text">
      <style:text-properties style:font-name="Liberation Mono" fo:font-size="8pt" officeooo:rsid="00145582" style:font-size-asian="8pt" style:font-size-complex="8pt"/>
    </style:style>
    <style:style style:name="T27" style:family="text">
      <style:text-properties style:font-name="Liberation Mono" fo:font-size="8pt" officeooo:rsid="00186cbd" style:font-size-asian="8pt" style:font-size-complex="8pt"/>
    </style:style>
    <style:style style:name="T28" style:family="text">
      <style:text-properties style:font-name="Liberation Mono" fo:font-size="8pt" style:text-underline-style="none" officeooo:rsid="0016cabc" style:font-size-asian="8pt" style:font-size-complex="8pt"/>
    </style:style>
    <style:style style:name="T29" style:family="text">
      <style:text-properties officeooo:rsid="0010a4c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Git Remote Server Setup with HTTP Protocol</text:p>
      <text:p text:style-name="P52"/>
      <text:p text:style-name="P31"/>
      <text:p text:style-name="P12"><text:span text:style-name="T2">Objective:</text:span> <text:span text:style-name="T1">to setup a private http git server with nginx on ubuntu 16.04 </text:span></text:p>
      <text:p text:style-name="P12"/>
      <text:p text:style-name="P25">prerequisites: </text:p>
      <text:p text:style-name="P12"><text:tab/>-- <text:span text:style-name="T1">ubuntu 16.04</text:span></text:p>
      <text:p text:style-name="P12"><text:tab/>--<text:span text:style-name="T1">sudo user with root privilages</text:span></text:p>
      <text:p text:style-name="P12"><text:tab/>--<text:span text:style-name="T1">static IP address to configure on the system</text:span></text:p>
      <text:p text:style-name="P26">Install required packages:</text:p>
      <text:p text:style-name="P27">First, you will need to install some required packages including <text:span text:style-name="T2">nginx</text:span>, <text:span text:style-name="T2">git</text:span>, <text:span text:style-name="T2">vim</text:span> and <text:span text:style-name="T2">fcgiwrap </text:span>to your system. You can install all of them by running the following command:</text:p>
      <text:p text:style-name="P3"/>
      <text:p text:style-name="P53">sudo apt-get install nginx git nano fcgiwrap apache2-utils -y</text:p>
      <text:p text:style-name="P56"/>
      <text:p text:style-name="P4"><text:span text:style-name="T4">Once all</text:span><text:span text:style-name="T17"> </text:span><text:span text:style-name="T4">the required packages are installed, you will need to create a directory for Git repository. You can do this by running the following command</text:span><text:span text:style-name="T8">:</text:span></text:p>
      <text:p text:style-name="P53"/>
      <text:p text:style-name="P53">sudo mkdir /var/www/html/git</text:p>
      <text:p text:style-name="P53"/>
      <text:p text:style-name="P4"><text:span text:style-name="T4">Next, give proper permission to the Git directory </text:span><text:span text:style-name="T5">by running following command:</text:span></text:p>
      <text:p text:style-name="P9"/>
      <text:p text:style-name="P54">sudo chown -R www-data:www-data /var/www/html/git</text:p>
      <text:p text:style-name="P54"/>
      <text:p text:style-name="P9">Once you are done, you can proceed to configure Nginx web server.</text:p>
      <text:p text:style-name="P11"/>
      <text:p text:style-name="P6">Configure NGINX:</text:p>
      <text:p text:style-name="P5"/>
      <text:p text:style-name="P10">First, you will need to configure Nginx to pass on Git traffic to Git. You can do this by editing Nginx default configuration file, the configaration file path is /etc/nginx/sites-available/defult</text:p>
      <text:p text:style-name="P8"/>
      <text:p text:style-name="P64"><text:span text:style-name="T15">sudo </text:span><text:span text:style-name="T16">vim</text:span><text:span text:style-name="T15"> /etc</text:span></text:p>
      <text:p text:style-name="P55">/nginx/sites-available/default</text:p>
      <text:p text:style-name="P7"/>
      <text:p text:style-name="P74"><text:s/>edit the following file as shown below</text:p>
      <text:p text:style-name="P67"># Default server configuration</text:p>
      <text:p text:style-name="P68">#</text:p>
      <text:p text:style-name="P68">server {</text:p>
      <text:p text:style-name="P68"><text:s text:c="8"/>listen 80 default_server;</text:p>
      <text:p text:style-name="P68"><text:s text:c="8"/>listen [::]:80 default_server;</text:p>
      <text:p text:style-name="P68"/>
      <text:p text:style-name="P68"/>
      <text:p text:style-name="P68"><text:s text:c="4"/><text:span text:style-name="T23"><text:s text:c="4"/>root /var/www/html/</text:span><text:span text:style-name="T24">git</text:span><text:span text:style-name="T23">;</text:span></text:p>
      <text:p text:style-name="P68"/>
      <text:p text:style-name="P68"><text:s text:c="8"/># Add index.php to the list if you are using PHP</text:p>
      <text:p text:style-name="P68"><text:s text:c="8"/>index index.html index.htm index.nginx-debian.html;</text:p>
      <text:p text:style-name="P68"/>
      <text:p text:style-name="P68"><text:s text:c="8"/>server_name _;</text:p>
      <text:p text:style-name="P68"/>
      <text:p text:style-name="P68"><text:s text:c="8"/>location / {</text:p>
      <text:p text:style-name="P68"><text:s text:c="16"/># First attempt to serve request as file, then</text:p>
      <text:p text:style-name="P68"><text:s text:c="16"/># as directory, then fall back to displaying a 404.</text:p>
      <text:p text:style-name="P68"><text:s text:c="16"/>try_files $uri $uri/ =404;</text:p>
      <text:p text:style-name="P68"><text:s text:c="8"/>}</text:p>
      <text:p text:style-name="P68"/>
      <text:p text:style-name="P69">location ~ (/.*) {</text:p>
      <text:p text:style-name="P69"><text:s text:c="4"/>client_max_body_size 0; # Git pushes can be massive, just to make sure nginx doesn't suddenly cut the connection add this.</text:p>
      <text:p text:style-name="P69"><text:s text:c="4"/>auth_basic "Git Login"; # Whatever text will do.</text:p>
      <text:p text:style-name="P69"><text:s text:c="4"/>auth_basic_user_file "/var/www/html/git/htpasswd";</text:p>
      <text:p text:style-name="P69"><text:soft-page-break/><text:s text:c="4"/>include /etc/nginx/fastcgi_params; # Include the default fastcgi configs</text:p>
      <text:p text:style-name="P69"><text:s text:c="4"/>fastcgi_param SCRIPT_FILENAME /usr/lib/git-core/git-http-backend; # Tells fastcgi to pass the request to the git http backend executable</text:p>
      <text:p text:style-name="P69"><text:s text:c="4"/>fastcgi_param GIT_HTTP_EXPORT_ALL "";</text:p>
      <text:p text:style-name="P69"><text:s text:c="4"/>fastcgi_param GIT_PROJECT_ROOT /var/www/html/git; # /var/www/git is the location of all of your git repositories.</text:p>
      <text:p text:style-name="P69"><text:s text:c="4"/>fastcgi_param REMOTE_USER $remote_user;</text:p>
      <text:p text:style-name="P69"><text:s text:c="4"/>fastcgi_param PATH_INFO $1; # Takes the capture group from our location directive and gives git that.</text:p>
      <text:p text:style-name="P69"><text:s text:c="4"/>fastcgi_pass <text:s/>unix:/var/run/fcgiwrap.socket; # Pass the request to fastcgi</text:p>
      <text:p text:style-name="P69">}</text:p>
      <text:p text:style-name="P69"/>
      <text:p text:style-name="P73">}</text:p>
      <text:p text:style-name="P44">Save and close the file when you are finished. Then test Nginx for any configuration error with the following command:</text:p>
      <text:p text:style-name="P44"/>
      <text:p text:style-name="P44"><text:tab/><text:tab/><text:span text:style-name="T7">sudo nginx -t</text:span></text:p>
      <text:p text:style-name="P13"/>
      <text:p text:style-name="P13">If everything is fine, you should see the following output:</text:p>
      <text:p text:style-name="P57"/>
      <text:p text:style-name="P66">nginx: the configuration file /etc/nginx/nginx.conf syntax is ok</text:p>
      <text:p text:style-name="P71">nginx: configuration file /etc/nginx/nginx.conf test is successful</text:p>
      <text:p text:style-name="P70">Next, you will need to create a user account of which you will need to use to browse of commit to the repository. You can create user with name <text:span text:style-name="T21">gamut</text:span> by using the htpasswd utility:</text:p>
      <text:p text:style-name="P72"><text:tab/>sudo htpasswd -c /var/www/html/git/htpasswd <text:span text:style-name="T18">gamut</text:span></text:p>
      <text:p text:style-name="P70">Finally, restart Nginx to apply all the changes with the following command:</text:p>
      <text:p text:style-name="P72"><text:tab/>sudo systemctl restart nginx</text:p>
      <text:p text:style-name="P70">You can check the status of the Nginx server with the following command:</text:p>
      <text:p text:style-name="P72"><text:tab/>sudo systemctl status nginx</text:p>
      <text:p text:style-name="P13">You should see the following output:</text:p>
      <text:p text:style-name="P28"/>
      <text:p text:style-name="P37">service nginx status</text:p>
      <text:p text:style-name="P37"><text:span text:style-name="T25">● </text:span>nginx.service - A high performance web server and a reverse proxy server</text:p>
      <text:p text:style-name="P37"><text:s text:c="3"/>Loaded: loaded (/lib/systemd/system/nginx.service; enabled; vendor preset: en</text:p>
      <text:p text:style-name="P37"><text:s text:c="3"/>Active: active (running) since Tue 2018-01-02 13:26:18 IST; 38min ago</text:p>
      <text:p text:style-name="P37"><text:s text:c="2"/>Process: 6144 ExecStop=/sbin/start-stop-daemon --quiet --stop --retry QUIT/5 -</text:p>
      <text:p text:style-name="P76"><text:span text:style-name="T26"><text:s text:c="2"/>Process: 6215 ExecStart=/usr/sbin/nginx -g daemon on;</text:span>#!/bin/bash</text:p>
      <text:p text:style-name="Preformatted_20_Text"/>
      <text:p text:style-name="Preformatted_20_Text"># menu for options</text:p>
      <text:p text:style-name="Preformatted_20_Text"/>
      <text:p text:style-name="Preformatted_20_Text">echo "##################################"</text:p>
      <text:p text:style-name="Preformatted_20_Text">echo ""</text:p>
      <text:p text:style-name="Preformatted_20_Text">echo "1. Reading numbers to array "</text:p>
      <text:p text:style-name="Preformatted_20_Text">echo "2. Display array values"</text:p>
      <text:p text:style-name="Preformatted_20_Text">echo "3. Exit "</text:p>
      <text:p text:style-name="Preformatted_20_Text">echo ""</text:p>
      <text:p text:style-name="Preformatted_20_Text">echo "##################################"</text:p>
      <text:p text:style-name="Preformatted_20_Text"/>
      <text:p text:style-name="Preformatted_20_Text">opt=1</text:p>
      <text:p text:style-name="Preformatted_20_Text">index=-1</text:p>
      <text:p text:style-name="Preformatted_20_Text">incr=1</text:p>
      <text:p text:style-name="Preformatted_20_Text">while [ $opt -lt 3 -a $opt -ge 1 ]</text:p>
      <text:p text:style-name="Preformatted_20_Text">do</text:p>
      <text:p text:style-name="Preformatted_20_Text">read -p "Enter your option between 1 - 3 " opt</text:p>
      <text:p text:style-name="Preformatted_20_Text">if [ $opt == 1 ]</text:p>
      <text:p text:style-name="Preformatted_20_Text"><text:soft-page-break/>then</text:p>
      <text:p text:style-name="Preformatted_20_Text"><text:s text:c="4"/>num=1</text:p>
      <text:p text:style-name="Preformatted_20_Text"><text:s text:c="4"/>while [ $num != 0 -o $num -lt 0 ]</text:p>
      <text:p text:style-name="Preformatted_20_Text"><text:s text:c="4"/>do</text:p>
      <text:p text:style-name="Preformatted_20_Text"><text:s text:c="9"/>read -p "Enter positive integers for array" num</text:p>
      <text:p text:style-name="Preformatted_20_Text"><text:s text:c="9"/>if <text:s/>[ $num -gt 0 ]</text:p>
      <text:p text:style-name="Preformatted_20_Text"><text:s text:c="9"/>then</text:p>
      <text:p text:style-name="Preformatted_20_Text"><text:s text:c="11"/>index=`expr $index + $incr` <text:s text:c="12"/></text:p>
      <text:p text:style-name="Preformatted_20_Text"><text:s text:c="11"/>echo $index</text:p>
      <text:p text:style-name="Preformatted_20_Text"><text:s text:c="11"/>array[$index]=$num</text:p>
      <text:p text:style-name="Preformatted_20_Text"><text:s text:c="9"/>fi</text:p>
      <text:p text:style-name="Preformatted_20_Text"><text:s text:c="4"/>done</text:p>
      <text:p text:style-name="Preformatted_20_Text">fi <text:s text:c="6"/></text:p>
      <text:p text:style-name="Preformatted_20_Text">if [ $opt == 2 ]</text:p>
      <text:p text:style-name="Preformatted_20_Text">then</text:p>
      <text:p text:style-name="Preformatted_20_Text"><text:s text:c="4"/>echo "List of Array elements are "</text:p>
      <text:p text:style-name="Preformatted_20_Text"><text:s text:c="4"/>for ((i=0;i&lt;=$index;i++))</text:p>
      <text:p text:style-name="Preformatted_20_Text"><text:s text:c="4"/>do</text:p>
      <text:p text:style-name="Preformatted_20_Text"><text:s text:c="8"/>echo -n ${array[$i]}</text:p>
      <text:p text:style-name="Preformatted_20_Text"><text:s text:c="8"/>echo " "</text:p>
      <text:p text:style-name="Preformatted_20_Text"><text:s text:c="4"/>done</text:p>
      <text:p text:style-name="Preformatted_20_Text">fi</text:p>
      <text:p text:style-name="P80">done</text:p>
      <text:p text:style-name="P75"><text:s/>master_process on; (code</text:p>
      <text:p text:style-name="P37"><text:s text:c="2"/>Process: 6202 ExecStartPre=/usr/sbin/nginx -t -q -g daemon on; master_process </text:p>
      <text:p text:style-name="P37"><text:s/>Main PID: 6217 (nginx)</text:p>
      <text:p text:style-name="P37"><text:s text:c="4"/>Tasks: 3</text:p>
      <text:p text:style-name="P37"><text:s text:c="3"/>Memory: 3.8M</text:p>
      <text:p text:style-name="P37"><text:s text:c="6"/>CPU: 125ms</text:p>
      <text:p text:style-name="P37"><text:s text:c="3"/>CGroup: /system.slice/nginx.service</text:p>
      <text:p text:style-name="P37"><text:s text:c="11"/>├─6217 nginx: master process /usr/sbin/nginx -g daemon on; master_pro</text:p>
      <text:p text:style-name="P37"><text:s text:c="11"/>├─6219 nginx: worker process <text:s text:c="26"/></text:p>
      <text:p text:style-name="P37"><text:s text:c="11"/>└─6220 nginx: worker process <text:s text:c="26"/></text:p>
      <text:p text:style-name="P37"/>
      <text:p text:style-name="P37">Jan 02 13:26:18 gamutgurus.com systemd[1]: Starting A high performance web serve</text:p>
      <text:p text:style-name="P37">Jan 02 13:26:18 gamutgurus.com systemd[1]: nginx.service: Failed to read PID fro</text:p>
      <text:p text:style-name="P37">Jan 02 13:26:18 gamutgurus.com systemd[1]: Started A high performance web server</text:p>
      <text:p text:style-name="P38"/>
      <text:p text:style-name="P18">Create GIT repositry:</text:p>
      <text:p text:style-name="P20"/>
      <text:p text:style-name="P20">Once everything is configured properly, it's time to create Git repository.</text:p>
      <text:p text:style-name="P20">You can create repository with name repo.git with the following command:</text:p>
      <text:p text:style-name="P20"><text:tab/></text:p>
      <text:p text:style-name="P45"><text:span text:style-name="T20"><text:tab/></text:span><text:span text:style-name="T7">cd /var/www/html/git<text:line-break/><text:tab/></text:span><text:span text:style-name="T13">sudo git init –-</text:span><text:span text:style-name="T14">b</text:span><text:span text:style-name="T13">are –-shared </text:span><text:span text:style-name="T14">gamutgurus.git</text:span><text:span text:style-name="T13"> </text:span><text:span text:style-name="T7"><text:line-break/><text:tab/>sudo git update-server-info<text:line-break/><text:tab/>sudo chown -R www-data.www-data .<text:line-break/><text:tab/>sudo chmod -R 777 .</text:span></text:p>
      <text:p text:style-name="P21"/>
      <text:p text:style-name="P21">this is all about serer side configaration.</text:p>
      <text:p text:style-name="P21"/>
      <text:p text:style-name="P19">Client side setup:</text:p>
      <text:p text:style-name="P17"/>
      <text:p text:style-name="P21">Before starting, you will need to install git on the client system. You can install it with the following command:</text:p>
      <text:p text:style-name="P21"/>
      <text:p text:style-name="P46"><text:span text:style-name="T19"><text:tab/></text:span><text:span text:style-name="T9">sudo apt-get install git -y</text:span></text:p>
      <text:p text:style-name="P58"/>
      <text:p text:style-name="P21">First, create a local repository with the following command:</text:p>
      <text:p text:style-name="P58"/>
      <text:p text:style-name="P47"><text:span text:style-name="T10"><text:tab/>mkdir</text:span><text:span text:style-name="T9"> </text:span><text:span text:style-name="T10">local_repo</text:span></text:p>
      <text:p text:style-name="P58"><text:tab/>cd local_repo</text:p>
      <text:p text:style-name="P58"><text:soft-page-break/><text:tab/>git init</text:p>
      <text:p text:style-name="P21">try to clone remote git repositary by running following command:</text:p>
      <text:p text:style-name="P21"/>
      <text:p text:style-name="P58">git clone http:// 192.168.31.11/gamutgurus.git</text:p>
      <text:p text:style-name="P58"/>
      <text:p text:style-name="P21">you should see following outpot:</text:p>
      <text:p text:style-name="P32"/>
      <text:p text:style-name="P42">Cloning into 'gamutgurus'...</text:p>
      <text:p text:style-name="P42">Username for 'http://192.168.31.11': gamut</text:p>
      <text:p text:style-name="P42">Password for 'http://gamut@192.168.31.11': </text:p>
      <text:p text:style-name="P42">remote: Counting objects: 9, done.</text:p>
      <text:p text:style-name="P42">remote: Compressing objects: 100% (5/5), done.</text:p>
      <text:p text:style-name="P42">remote: Total 9 (delta 0), reused 0 (delta 0)</text:p>
      <text:p text:style-name="P42">Unpacking objects: 100% (9/9), done.</text:p>
      <text:p text:style-name="P77"><text:span text:style-name="T28">Checking connectivity... done.</text:span>#!/bin/bash</text:p>
      <text:p text:style-name="Preformatted_20_Text"/>
      <text:p text:style-name="Preformatted_20_Text"># menu for options</text:p>
      <text:p text:style-name="Preformatted_20_Text"/>
      <text:p text:style-name="Preformatted_20_Text">echo "##################################"</text:p>
      <text:p text:style-name="Preformatted_20_Text">echo ""</text:p>
      <text:p text:style-name="Preformatted_20_Text">echo "1. Reading numbers to array "</text:p>
      <text:p text:style-name="Preformatted_20_Text">echo "2. Display array values"</text:p>
      <text:p text:style-name="Preformatted_20_Text">echo "3. Exit "</text:p>
      <text:p text:style-name="Preformatted_20_Text">echo ""</text:p>
      <text:p text:style-name="Preformatted_20_Text">echo "##################################"</text:p>
      <text:p text:style-name="Preformatted_20_Text"/>
      <text:p text:style-name="Preformatted_20_Text">opt=1</text:p>
      <text:p text:style-name="Preformatted_20_Text">index=-1</text:p>
      <text:p text:style-name="Preformatted_20_Text">incr=1</text:p>
      <text:p text:style-name="Preformatted_20_Text">while [ $opt -lt 3 -a $opt -ge 1 ]</text:p>
      <text:p text:style-name="Preformatted_20_Text">do</text:p>
      <text:p text:style-name="Preformatted_20_Text">read -p "Enter your option between 1 - 3 " opt</text:p>
      <text:p text:style-name="Preformatted_20_Text">if [ $opt == 1 ]</text:p>
      <text:p text:style-name="Preformatted_20_Text">then</text:p>
      <text:p text:style-name="Preformatted_20_Text"><text:s text:c="4"/>num=1</text:p>
      <text:p text:style-name="Preformatted_20_Text"><text:s text:c="4"/>while [ $num != 0 -o $num -lt 0 ]</text:p>
      <text:p text:style-name="Preformatted_20_Text"><text:s text:c="4"/>do</text:p>
      <text:p text:style-name="Preformatted_20_Text"><text:s text:c="9"/>read -p "Enter positive integers for array" num</text:p>
      <text:p text:style-name="Preformatted_20_Text"><text:s text:c="9"/>if <text:s/>[ $num -gt 0 ]</text:p>
      <text:p text:style-name="Preformatted_20_Text"><text:s text:c="9"/>then</text:p>
      <text:p text:style-name="Preformatted_20_Text"><text:s text:c="11"/>index=`expr $index + $incr` <text:s text:c="12"/></text:p>
      <text:p text:style-name="Preformatted_20_Text"><text:s text:c="11"/>echo $index</text:p>
      <text:p text:style-name="Preformatted_20_Text"><text:s text:c="11"/>array[$index]=$num</text:p>
      <text:p text:style-name="Preformatted_20_Text"><text:s text:c="9"/>fi</text:p>
      <text:p text:style-name="Preformatted_20_Text"><text:s text:c="4"/>done</text:p>
      <text:p text:style-name="Preformatted_20_Text">fi <text:s text:c="6"/></text:p>
      <text:p text:style-name="Preformatted_20_Text">if [ $opt == 2 ]</text:p>
      <text:p text:style-name="Preformatted_20_Text">then</text:p>
      <text:p text:style-name="Preformatted_20_Text"><text:s text:c="4"/>echo "List of Array elements are "</text:p>
      <text:p text:style-name="Preformatted_20_Text"><text:s text:c="4"/>for ((i=0;i&lt;=$index;i++))</text:p>
      <text:p text:style-name="Preformatted_20_Text"><text:s text:c="4"/>do</text:p>
      <text:p text:style-name="Preformatted_20_Text"><text:s text:c="8"/>echo -n ${array[$i]}</text:p>
      <text:p text:style-name="Preformatted_20_Text"><text:s text:c="8"/>echo " "</text:p>
      <text:p text:style-name="Preformatted_20_Text"><text:s text:c="4"/>done</text:p>
      <text:p text:style-name="Preformatted_20_Text">fi</text:p>
      <text:p text:style-name="P80">done</text:p>
      <text:p text:style-name="P42"/>
      <text:p text:style-name="P42"/>
      <text:p text:style-name="P36">Now create some file and try to push </text:p>
      <text:p text:style-name="P36"/>
      <text:p text:style-name="P59">vim test.java</text:p>
      <text:p text:style-name="P33"/>
      <text:p text:style-name="P22">enter some data and save</text:p>
      <text:p text:style-name="P22"><text:soft-page-break/></text:p>
      <text:p text:style-name="P22">then run the following command:</text:p>
      <text:p text:style-name="P59"/>
      <text:p text:style-name="P59">git add test.java</text:p>
      <text:p text:style-name="P59">git commit -m “test commit”</text:p>
      <text:p text:style-name="P59">git push</text:p>
      <text:p text:style-name="P59"/>
      <text:p text:style-name="P22">note: if we clone, automatically the git url will be set for push and fetch. If not you will found below error</text:p>
      <text:p text:style-name="P60"/>
      <text:p text:style-name="P43"/>
      <text:p text:style-name="P43">fatal: No configured push destination.</text:p>
      <text:p text:style-name="P43">Either specify the URL from the command-line or configure a remote repository using</text:p>
      <text:p text:style-name="P43"/>
      <text:p text:style-name="P43"><text:s text:c="4"/>git remote add &lt;name&gt; &lt;url&gt;</text:p>
      <text:p text:style-name="P43"/>
      <text:p text:style-name="P43">and then push using the remote name</text:p>
      <text:p text:style-name="P43"/>
      <text:p text:style-name="P43"><text:s text:c="4"/>git push &lt;name&gt;</text:p>
      <text:p text:style-name="P43"/>
      <text:p text:style-name="P23"/>
      <text:p text:style-name="P23"/>
      <text:p text:style-name="P23"/>
      <text:p text:style-name="P23"/>
      <text:p text:style-name="P14"><text:span text:style-name="T3">then you need to add origin </text:span><text:span text:style-name="T6">as like below:</text:span></text:p>
      <text:p text:style-name="P34"/>
      <text:p text:style-name="P34"><text:span text:style-name="T11"><text:tab/></text:span><text:span text:style-name="T12">git remote add origin </text:span><text:a xlink:type="simple" xlink:href="http://192.168.31.11/gamutgurus.git" text:style-name="Internet_20_link" text:visited-style-name="Visited_20_Internet_20_Link"><text:span text:style-name="T12">http://192.168.31.11/gamutgurus.git</text:span></text:a></text:p>
      <text:p text:style-name="P34"/>
      <text:p text:style-name="P15">then check for the setup bu running following command:</text:p>
      <text:p text:style-name="P15"><text:tab/></text:p>
      <text:p text:style-name="P61"><text:tab/>git remote -v</text:p>
      <text:p text:style-name="P15"/>
      <text:p text:style-name="P15">you should get output as below:</text:p>
      <text:p text:style-name="P35"/>
      <text:p text:style-name="P35">origin<text:tab/>http://192.168.31.11/gamutgurus.git (fetch)</text:p>
      <text:p text:style-name="P35">origin<text:tab/>http://192.168.31.11/gamutgurus.git (push)</text:p>
      <text:p text:style-name="P61"/>
      <text:p text:style-name="P49">now you do push by running blow command:</text:p>
      <text:p text:style-name="P49"/>
      <text:p text:style-name="P49"><text:tab/><text:span text:style-name="T7">git push origin master</text:span></text:p>
      <text:p text:style-name="P29"/>
      <text:p text:style-name="P29">you should get the below output</text:p>
      <text:p text:style-name="P39"/>
      <text:p text:style-name="P39">Username for 'http://192.168.31.11': gamut</text:p>
      <text:p text:style-name="P39">Password for 'http://gg1@192.168.31.11': </text:p>
      <text:p text:style-name="P39">Counting objects: 3, done.</text:p>
      <text:p text:style-name="P39">Writing objects: 100% (3/3), 233 bytes | 0 bytes/s, done.</text:p>
      <text:p text:style-name="P39">Total 3 (delta 0), reused 0 (delta 0)</text:p>
      <text:p text:style-name="P78"><text:span text:style-name="T27">To http://192.168.31.233/git/gg.git</text:span>#!/bin/bash</text:p>
      <text:p text:style-name="Preformatted_20_Text"/>
      <text:p text:style-name="Preformatted_20_Text"># menu for options</text:p>
      <text:p text:style-name="Preformatted_20_Text"/>
      <text:p text:style-name="Preformatted_20_Text">echo "##################################"</text:p>
      <text:p text:style-name="Preformatted_20_Text">echo ""</text:p>
      <text:p text:style-name="Preformatted_20_Text">echo "1. Reading numbers to array "</text:p>
      <text:p text:style-name="Preformatted_20_Text">echo "2. Display array values"</text:p>
      <text:p text:style-name="Preformatted_20_Text">echo "3. Exit "</text:p>
      <text:p text:style-name="Preformatted_20_Text">echo ""</text:p>
      <text:p text:style-name="Preformatted_20_Text">echo "##################################"</text:p>
      <text:p text:style-name="Preformatted_20_Text"/>
      <text:p text:style-name="Preformatted_20_Text">opt=1</text:p>
      <text:p text:style-name="Preformatted_20_Text">index=-1</text:p>
      <text:p text:style-name="Preformatted_20_Text"><text:soft-page-break/>incr=1</text:p>
      <text:p text:style-name="Preformatted_20_Text">while [ $opt -lt 3 -a $opt -ge 1 ]</text:p>
      <text:p text:style-name="Preformatted_20_Text">do</text:p>
      <text:p text:style-name="Preformatted_20_Text">read -p "Enter your option between 1 - 3 " opt</text:p>
      <text:p text:style-name="Preformatted_20_Text">if [ $opt == 1 ]</text:p>
      <text:p text:style-name="Preformatted_20_Text">then</text:p>
      <text:p text:style-name="Preformatted_20_Text"><text:s text:c="4"/>num=1</text:p>
      <text:p text:style-name="Preformatted_20_Text"><text:s text:c="4"/>while [ $num != 0 -o $num -lt 0 ]</text:p>
      <text:p text:style-name="Preformatted_20_Text"><text:s text:c="4"/>do</text:p>
      <text:p text:style-name="Preformatted_20_Text"><text:s text:c="9"/>read -p "Enter positive integers for array" num</text:p>
      <text:p text:style-name="Preformatted_20_Text"><text:s text:c="9"/>if <text:s/>[ $num -gt 0 ]</text:p>
      <text:p text:style-name="Preformatted_20_Text"><text:s text:c="9"/>then</text:p>
      <text:p text:style-name="Preformatted_20_Text"><text:s text:c="11"/>index=`expr $index + $incr` <text:s text:c="12"/></text:p>
      <text:p text:style-name="Preformatted_20_Text"><text:s text:c="11"/>echo $index</text:p>
      <text:p text:style-name="Preformatted_20_Text"><text:s text:c="11"/>array[$index]=$num</text:p>
      <text:p text:style-name="Preformatted_20_Text"><text:s text:c="9"/>fi</text:p>
      <text:p text:style-name="Preformatted_20_Text"><text:s text:c="4"/>done</text:p>
      <text:p text:style-name="Preformatted_20_Text">fi <text:s text:c="6"/></text:p>
      <text:p text:style-name="Preformatted_20_Text">if [ $opt == 2 ]</text:p>
      <text:p text:style-name="Preformatted_20_Text">then</text:p>
      <text:p text:style-name="Preformatted_20_Text"><text:s text:c="4"/>echo "List of Array elements are "</text:p>
      <text:p text:style-name="Preformatted_20_Text"><text:s text:c="4"/>for ((i=0;i&lt;=$index;i++))</text:p>
      <text:p text:style-name="Preformatted_20_Text"><text:s text:c="4"/>do</text:p>
      <text:p text:style-name="Preformatted_20_Text"><text:s text:c="8"/>echo -n ${array[$i]}</text:p>
      <text:p text:style-name="Preformatted_20_Text"><text:s text:c="8"/>echo " "</text:p>
      <text:p text:style-name="Preformatted_20_Text"><text:s text:c="4"/>done</text:p>
      <text:p text:style-name="Preformatted_20_Text">fi</text:p>
      <text:p text:style-name="P80">done</text:p>
      <text:p text:style-name="P39"/>
      <text:p text:style-name="P39">* [new branch] <text:s text:c="5"/>master -&gt; master</text:p>
      <text:p text:style-name="P39"/>
      <text:p text:style-name="P39"/>
      <text:p text:style-name="P41">---------------------------------------setup over------------------------------------------</text:p>
      <text:p text:style-name="P1"/>
      <text:p text:style-name="P1">FAQ:</text:p>
      <text:p text:style-name="P1">1. no permissions error for objects direcotry in the server while pushing the code.</text:p>
      <text:p text:style-name="P1"><text:tab/>Git chmod 777 -R permission for repository.git folder in the server</text:p>
      <text:p text:style-name="P2">2. <text:span text:style-name="T22">fatal: no repositary found error:</text:span></text:p>
      <text:p text:style-name="P50">check if you are enabled with firewall by running below command</text:p>
      <text:p text:style-name="P1"/>
      <text:p text:style-name="P50"><text:tab/><text:tab/><text:span text:style-name="T7">sudo ufw status</text:span></text:p>
      <text:p text:style-name="P30">if you are not enabled, it should show </text:p>
      <text:p text:style-name="P40">status: inactive</text:p>
      <text:p text:style-name="P40"/>
      <text:p text:style-name="P16">if you are enabled, then it should show </text:p>
      <text:p text:style-name="P40">Firewall is active and enabled on system startup</text:p>
      <text:p text:style-name="P40"/>
      <text:p text:style-name="P24">if you are enabled with firewall you need to allow http acess through firewall by running following command:</text:p>
      <text:p text:style-name="P24"><text:tab/><text:span text:style-name="T7">sudo ufw allo http</text:span></text:p>
      <text:p text:style-name="P62"/>
      <text:p text:style-name="P24">now you can clone and push.</text:p>
      <text:p text:style-name="P62"/>
      <text:p text:style-name="P63"/>
      <text:p text:style-name="P63"/>
      <text:p text:style-name="P65">Git Remote Server Setup with SSH Protocol</text:p>
      <text:p text:style-name="P48"/>
      <text:p text:style-name="P48"/>
      <text:p text:style-name="P48">Git Remote Server Setup with file:/// Protocol</text:p>
      <text:p text:style-name="P79"><text:span text:style-name="T29">================================</text:span>#!/bin/bash</text:p>
      <text:p text:style-name="Preformatted_20_Text"/>
      <text:p text:style-name="Preformatted_20_Text"># menu for options</text:p>
      <text:p text:style-name="Preformatted_20_Text"/>
      <text:p text:style-name="Preformatted_20_Text">echo "##################################"</text:p>
      <text:p text:style-name="Preformatted_20_Text">echo ""</text:p>
      <text:p text:style-name="Preformatted_20_Text">echo "1. Reading numbers to array "</text:p>
      <text:p text:style-name="Preformatted_20_Text">echo "2. Display array values"</text:p>
      <text:p text:style-name="Preformatted_20_Text">echo "3. Exit "</text:p>
      <text:p text:style-name="Preformatted_20_Text">echo ""</text:p>
      <text:p text:style-name="Preformatted_20_Text">echo "##################################"</text:p>
      <text:p text:style-name="Preformatted_20_Text"/>
      <text:p text:style-name="Preformatted_20_Text">opt=1</text:p>
      <text:p text:style-name="Preformatted_20_Text">index=-1</text:p>
      <text:p text:style-name="Preformatted_20_Text">incr=1</text:p>
      <text:p text:style-name="Preformatted_20_Text">while [ $opt -lt 3 -a $opt -ge 1 ]</text:p>
      <text:p text:style-name="Preformatted_20_Text">do</text:p>
      <text:p text:style-name="Preformatted_20_Text">read -p "Enter your option between 1 - 3 " opt</text:p>
      <text:p text:style-name="Preformatted_20_Text">if [ $opt == 1 ]</text:p>
      <text:p text:style-name="Preformatted_20_Text">then</text:p>
      <text:p text:style-name="Preformatted_20_Text"><text:s text:c="4"/>num=1</text:p>
      <text:p text:style-name="Preformatted_20_Text"><text:s text:c="4"/>while [ $num != 0 -o $num -lt 0 ]</text:p>
      <text:p text:style-name="Preformatted_20_Text"><text:s text:c="4"/>do</text:p>
      <text:p text:style-name="Preformatted_20_Text"><text:s text:c="9"/>read -p "Enter positive integers for array" num</text:p>
      <text:p text:style-name="Preformatted_20_Text"><text:s text:c="9"/>if <text:s/>[ $num -gt 0 ]</text:p>
      <text:p text:style-name="Preformatted_20_Text"><text:s text:c="9"/>then</text:p>
      <text:p text:style-name="Preformatted_20_Text"><text:s text:c="11"/>index=`expr $index + $incr` <text:s text:c="12"/></text:p>
      <text:p text:style-name="Preformatted_20_Text"><text:s text:c="11"/>echo $index</text:p>
      <text:p text:style-name="Preformatted_20_Text"><text:s text:c="11"/>array[$index]=$num</text:p>
      <text:p text:style-name="Preformatted_20_Text"><text:s text:c="9"/>fi</text:p>
      <text:p text:style-name="Preformatted_20_Text"><text:s text:c="4"/>done</text:p>
      <text:p text:style-name="Preformatted_20_Text">fi <text:s text:c="6"/></text:p>
      <text:p text:style-name="Preformatted_20_Text">if [ $opt == 2 ]</text:p>
      <text:p text:style-name="Preformatted_20_Text">then</text:p>
      <text:p text:style-name="Preformatted_20_Text"><text:s text:c="4"/>echo "List of Array elements are "</text:p>
      <text:p text:style-name="Preformatted_20_Text"><text:s text:c="4"/>for ((i=0;i&lt;=$index;i++))</text:p>
      <text:p text:style-name="Preformatted_20_Text"><text:s text:c="4"/>do</text:p>
      <text:p text:style-name="Preformatted_20_Text"><text:s text:c="8"/>echo -n ${array[$i]}</text:p>
      <text:p text:style-name="Preformatted_20_Text"><text:s text:c="8"/>echo " "</text:p>
      <text:p text:style-name="Preformatted_20_Text"><text:s text:c="4"/>done</text:p>
      <text:p text:style-name="Preformatted_20_Text">fi</text:p>
      <text:p text:style-name="P80">done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7:26:38.780441619</meta:creation-date>
    <dc:date>2018-02-23T11:59:23.586195622</dc:date>
    <meta:editing-duration>PT21M19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7" meta:paragraph-count="301" meta:word-count="1536" meta:character-count="10323" meta:non-whitespace-character-count="8221"/>
  </office:meta>
</office:document-meta>
</file>